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3.1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Module Width (HP)</text:p>
          </table:table-cell>
          <table:table-cell office:value-type="string" calcext:value-type="string">
            <text:p>Module Width (mm)</text:p>
          </table:table-cell>
          <table:table-cell office:value-type="string" calcext:value-type="string">
            <text:p>Actual Width (mm)</text:p>
          </table:table-cell>
          <table:table-cell office:value-type="string" calcext:value-type="string">
            <text:p>Clearance:</text:p>
          </table:table-cell>
          <table:table-cell/>
          <table:table-cell table:style-name="ce1" office:value-type="string" calcext:value-type="string">
            <text:p>1HP:</text:p>
          </table:table-cell>
          <table:table-cell table:style-name="ce2" office:value-type="float" office:value="5.08" calcext:value-type="float">
            <text:p>5.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G1]*[.A2]" office:value-type="float" office:value="5.08" calcext:value-type="float">
            <text:p>5.08</text:p>
          </table:table-cell>
          <table:table-cell office:value-type="float" office:value="5" calcext:value-type="float">
            <text:p>5</text:p>
          </table:table-cell>
          <table:table-cell table:formula="of:=[.B2]-[.C2]" office:value-type="float" office:value="0.0800000000000001" calcext:value-type="float">
            <text:p>0.08000000000000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G1]*[.A3]" office:value-type="float" office:value="10.16" calcext:value-type="float">
            <text:p>10.16</text:p>
          </table:table-cell>
          <table:table-cell office:value-type="float" office:value="9.8" calcext:value-type="float">
            <text:p>9.8</text:p>
          </table:table-cell>
          <table:table-cell table:formula="of:=[.B3]-[.C3]" office:value-type="float" office:value="0.359999999999999" calcext:value-type="float">
            <text:p>0.35999999999999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G1]*[.A4]" office:value-type="float" office:value="15.24" calcext:value-type="float">
            <text:p>15.24</text:p>
          </table:table-cell>
          <table:table-cell office:value-type="float" office:value="14.9" calcext:value-type="float">
            <text:p>14.9</text:p>
          </table:table-cell>
          <table:table-cell table:formula="of:=[.B4]-[.C4]"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G1]*[.A5]" office:value-type="float" office:value="20.32" calcext:value-type="float">
            <text:p>20.32</text:p>
          </table:table-cell>
          <table:table-cell office:value-type="float" office:value="20" calcext:value-type="float">
            <text:p>20</text:p>
          </table:table-cell>
          <table:table-cell table:formula="of:=[.B5]-[.C5]" office:value-type="float" office:value="0.32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G1]*[.A6]" office:value-type="float" office:value="25.4" calcext:value-type="float">
            <text:p>25.4</text:p>
          </table:table-cell>
          <table:table-cell office:value-type="float" office:value="25.1" calcext:value-type="float">
            <text:p>25.1</text:p>
          </table:table-cell>
          <table:table-cell table:formula="of:=[.B6]-[.C6]" office:value-type="float" office:value="0.299999999999997" calcext:value-type="float">
            <text:p>0.29999999999999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G1]*[.A7]" office:value-type="float" office:value="30.48" calcext:value-type="float">
            <text:p>30.48</text:p>
          </table:table-cell>
          <table:table-cell office:value-type="float" office:value="30" calcext:value-type="float">
            <text:p>30</text:p>
          </table:table-cell>
          <table:table-cell table:formula="of:=[.B7]-[.C7]" office:value-type="float" office:value="0.48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G1]*[.A8]" office:value-type="float" office:value="35.56" calcext:value-type="float">
            <text:p>35.56</text:p>
          </table:table-cell>
          <table:table-cell office:value-type="float" office:value="35.2" calcext:value-type="float">
            <text:p>35.2</text:p>
          </table:table-cell>
          <table:table-cell table:formula="of:=[.B8]-[.C8]" office:value-type="float" office:value="0.359999999999999" calcext:value-type="float">
            <text:p>0.35999999999999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G1]*[.A9]" office:value-type="float" office:value="40.64" calcext:value-type="float">
            <text:p>40.64</text:p>
          </table:table-cell>
          <table:table-cell office:value-type="float" office:value="40.3" calcext:value-type="float">
            <text:p>40.3</text:p>
          </table:table-cell>
          <table:table-cell table:formula="of:=[.B9]-[.C9]" office:value-type="float" office:value="0.340000000000003" calcext:value-type="float">
            <text:p>0.34000000000000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G1]*[.A10]" office:value-type="float" office:value="45.72" calcext:value-type="float">
            <text:p>45.72</text:p>
          </table:table-cell>
          <table:table-cell office:value-type="float" office:value="45.4" calcext:value-type="float">
            <text:p>45.4</text:p>
          </table:table-cell>
          <table:table-cell table:formula="of:=[.B10]-[.C10]" office:value-type="float" office:value="0.32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G1]*[.A11]" office:value-type="float" office:value="50.8" calcext:value-type="float">
            <text:p>50.8</text:p>
          </table:table-cell>
          <table:table-cell office:value-type="float" office:value="50.5" calcext:value-type="float">
            <text:p>50.5</text:p>
          </table:table-cell>
          <table:table-cell table:formula="of:=[.B11]-[.C11]" office:value-type="float" office:value="0.299999999999997" calcext:value-type="float">
            <text:p>0.29999999999999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G1]*[.A12]" office:value-type="float" office:value="55.88" calcext:value-type="float">
            <text:p>55.88</text:p>
          </table:table-cell>
          <table:table-cell office:value-type="float" office:value="55.5" calcext:value-type="float">
            <text:p>55.5</text:p>
          </table:table-cell>
          <table:table-cell table:formula="of:=[.B12]-[.C12]" office:value-type="float" office:value="0.380000000000003" calcext:value-type="float">
            <text:p>0.38000000000000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G1]*[.A13]" office:value-type="float" office:value="60.96" calcext:value-type="float">
            <text:p>60.96</text:p>
          </table:table-cell>
          <table:table-cell office:value-type="float" office:value="60.6" calcext:value-type="float">
            <text:p>60.6</text:p>
          </table:table-cell>
          <table:table-cell table:formula="of:=[.B13]-[.C13]" office:value-type="float" office:value="0.359999999999999" calcext:value-type="float">
            <text:p>0.35999999999999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G1]*[.A14]" office:value-type="float" office:value="66.04" calcext:value-type="float">
            <text:p>66.04</text:p>
          </table:table-cell>
          <table:table-cell office:value-type="float" office:value="65.7" calcext:value-type="float">
            <text:p>65.7</text:p>
          </table:table-cell>
          <table:table-cell table:formula="of:=[.B14]-[.C14]" office:value-type="float" office:value="0.340000000000003" calcext:value-type="float">
            <text:p>0.34000000000000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G1]*[.A15]" office:value-type="float" office:value="71.12" calcext:value-type="float">
            <text:p>71.12</text:p>
          </table:table-cell>
          <table:table-cell office:value-type="float" office:value="70.8" calcext:value-type="float">
            <text:p>70.8</text:p>
          </table:table-cell>
          <table:table-cell table:formula="of:=[.B15]-[.C15]" office:value-type="float" office:value="0.320000000000007" calcext:value-type="float">
            <text:p>0.32000000000000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G1]*[.A16]" office:value-type="float" office:value="76.2" calcext:value-type="float">
            <text:p>76.2</text:p>
          </table:table-cell>
          <table:table-cell office:value-type="float" office:value="75.9" calcext:value-type="float">
            <text:p>75.9</text:p>
          </table:table-cell>
          <table:table-cell table:formula="of:=[.B16]-[.C16]" office:value-type="float" office:value="0.299999999999997" calcext:value-type="float">
            <text:p>0.29999999999999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G1]*[.A17]" office:value-type="float" office:value="81.28" calcext:value-type="float">
            <text:p>81.28</text:p>
          </table:table-cell>
          <table:table-cell office:value-type="float" office:value="80.9" calcext:value-type="float">
            <text:p>80.9</text:p>
          </table:table-cell>
          <table:table-cell table:formula="of:=[.B17]-[.C17]" office:value-type="float" office:value="0.379999999999995" calcext:value-type="float">
            <text:p>0.37999999999999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G1]*[.A18]" office:value-type="float" office:value="86.36" calcext:value-type="float">
            <text:p>86.36</text:p>
          </table:table-cell>
          <table:table-cell office:value-type="float" office:value="86.1" calcext:value-type="float">
            <text:p>86.1</text:p>
          </table:table-cell>
          <table:table-cell table:formula="of:=[.B18]-[.C18]" office:value-type="float" office:value="0.260000000000005" calcext:value-type="float">
            <text:p>0.26000000000000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G1]*[.A19]" office:value-type="float" office:value="91.44" calcext:value-type="float">
            <text:p>91.44</text:p>
          </table:table-cell>
          <table:table-cell office:value-type="float" office:value="91.3" calcext:value-type="float">
            <text:p>91.3</text:p>
          </table:table-cell>
          <table:table-cell table:formula="of:=[.B19]-[.C19]" office:value-type="float" office:value="0.140000000000001" calcext:value-type="float">
            <text:p>0.14000000000000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G1]*[.A20]" office:value-type="float" office:value="96.52" calcext:value-type="float">
            <text:p>96.52</text:p>
          </table:table-cell>
          <table:table-cell office:value-type="float" office:value="96.3" calcext:value-type="float">
            <text:p>96.3</text:p>
          </table:table-cell>
          <table:table-cell table:formula="of:=[.B20]-[.C20]" office:value-type="float" office:value="0.219999999999999" calcext:value-type="float">
            <text:p>0.21999999999999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G1]*[.A21]" office:value-type="float" office:value="101.6" calcext:value-type="float">
            <text:p>101.6</text:p>
          </table:table-cell>
          <table:table-cell office:value-type="float" office:value="101.3" calcext:value-type="float">
            <text:p>101.3</text:p>
          </table:table-cell>
          <table:table-cell table:formula="of:=[.B21]-[.C21]" office:value-type="float" office:value="0.299999999999997" calcext:value-type="float">
            <text:p>0.29999999999999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G1]*[.A22]" office:value-type="float" office:value="106.68" calcext:value-type="float">
            <text:p>106.68</text:p>
          </table:table-cell>
          <table:table-cell office:value-type="float" office:value="106.4" calcext:value-type="float">
            <text:p>106.4</text:p>
          </table:table-cell>
          <table:table-cell table:formula="of:=[.B22]-[.C22]" office:value-type="float" office:value="0.280000000000001" calcext:value-type="float">
            <text:p>0.28000000000000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G1]*[.A23]" office:value-type="float" office:value="111.76" calcext:value-type="float">
            <text:p>111.76</text:p>
          </table:table-cell>
          <table:table-cell office:value-type="float" office:value="111.4" calcext:value-type="float">
            <text:p>111.4</text:p>
          </table:table-cell>
          <table:table-cell table:formula="of:=[.B23]-[.C23]" office:value-type="float" office:value="0.359999999999999" calcext:value-type="float">
            <text:p>0.359999999999999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G1]*[.A24]" office:value-type="float" office:value="116.84" calcext:value-type="float">
            <text:p>116.84</text:p>
          </table:table-cell>
          <table:table-cell office:value-type="float" office:value="116.5" calcext:value-type="float">
            <text:p>116.5</text:p>
          </table:table-cell>
          <table:table-cell table:formula="of:=[.B24]-[.C24]" office:value-type="float" office:value="0.340000000000003" calcext:value-type="float">
            <text:p>0.34000000000000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G1]*[.A25]" office:value-type="float" office:value="121.92" calcext:value-type="float">
            <text:p>121.92</text:p>
          </table:table-cell>
          <table:table-cell office:value-type="float" office:value="121.7" calcext:value-type="float">
            <text:p>121.7</text:p>
          </table:table-cell>
          <table:table-cell table:formula="of:=[.B25]-[.C25]" office:value-type="float" office:value="0.219999999999999" calcext:value-type="float">
            <text:p>0.21999999999999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G1]*[.A26]" office:value-type="float" office:value="127" calcext:value-type="float">
            <text:p>127</text:p>
          </table:table-cell>
          <table:table-cell office:value-type="float" office:value="126.8" calcext:value-type="float">
            <text:p>126.8</text:p>
          </table:table-cell>
          <table:table-cell table:formula="of:=[.B26]-[.C26]" office:value-type="float" office:value="0.200000000000003" calcext:value-type="float">
            <text:p>0.20000000000000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G1]*[.A27]" office:value-type="float" office:value="132.08" calcext:value-type="float">
            <text:p>132.08</text:p>
          </table:table-cell>
          <table:table-cell office:value-type="float" office:value="131.8" calcext:value-type="float">
            <text:p>131.8</text:p>
          </table:table-cell>
          <table:table-cell table:formula="of:=[.B27]-[.C27]" office:value-type="float" office:value="0.280000000000001" calcext:value-type="float">
            <text:p>0.28000000000000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G1]*[.A28]" office:value-type="float" office:value="137.16" calcext:value-type="float">
            <text:p>137.16</text:p>
          </table:table-cell>
          <table:table-cell office:value-type="float" office:value="137" calcext:value-type="float">
            <text:p>137</text:p>
          </table:table-cell>
          <table:table-cell table:formula="of:=[.B28]-[.C28]" office:value-type="float" office:value="0.159999999999997" calcext:value-type="float">
            <text:p>0.15999999999999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G1]*[.A29]" office:value-type="float" office:value="142.24" calcext:value-type="float">
            <text:p>142.24</text:p>
          </table:table-cell>
          <table:table-cell office:value-type="float" office:value="141.9" calcext:value-type="float">
            <text:p>141.9</text:p>
          </table:table-cell>
          <table:table-cell table:formula="of:=[.B29]-[.C29]" office:value-type="float" office:value="0.340000000000003" calcext:value-type="float">
            <text:p>0.34000000000000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G1]*[.A30]" office:value-type="float" office:value="147.32" calcext:value-type="float">
            <text:p>147.32</text:p>
          </table:table-cell>
          <table:table-cell office:value-type="float" office:value="147" calcext:value-type="float">
            <text:p>147</text:p>
          </table:table-cell>
          <table:table-cell table:formula="of:=[.B30]-[.C30]" office:value-type="float" office:value="0.319999999999993" calcext:value-type="float">
            <text:p>0.31999999999999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G1]*[.A31]" office:value-type="float" office:value="152.4" calcext:value-type="float">
            <text:p>152.4</text:p>
          </table:table-cell>
          <table:table-cell office:value-type="float" office:value="152.1" calcext:value-type="float">
            <text:p>152.1</text:p>
          </table:table-cell>
          <table:table-cell table:formula="of:=[.B31]-[.C31]" office:value-type="float" office:value="0.300000000000011" calcext:value-type="float">
            <text:p>0.30000000000001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G1]*[.A32]" office:value-type="float" office:value="157.48" calcext:value-type="float">
            <text:p>157.48</text:p>
          </table:table-cell>
          <table:table-cell office:value-type="float" office:value="157.2" calcext:value-type="float">
            <text:p>157.2</text:p>
          </table:table-cell>
          <table:table-cell table:formula="of:=[.B32]-[.C32]" office:value-type="float" office:value="0.280000000000001" calcext:value-type="float">
            <text:p>0.28000000000000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G1]*[.A33]" office:value-type="float" office:value="162.56" calcext:value-type="float">
            <text:p>162.56</text:p>
          </table:table-cell>
          <table:table-cell office:value-type="float" office:value="162.3" calcext:value-type="float">
            <text:p>162.3</text:p>
          </table:table-cell>
          <table:table-cell table:formula="of:=[.B33]-[.C33]" office:value-type="float" office:value="0.259999999999991" calcext:value-type="float">
            <text:p>0.25999999999999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G1]*[.A34]" office:value-type="float" office:value="167.64" calcext:value-type="float">
            <text:p>167.64</text:p>
          </table:table-cell>
          <table:table-cell office:value-type="float" office:value="167.4" calcext:value-type="float">
            <text:p>167.4</text:p>
          </table:table-cell>
          <table:table-cell table:formula="of:=[.B34]-[.C34]" office:value-type="float" office:value="0.240000000000009" calcext:value-type="float">
            <text:p>0.240000000000009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G1]*[.A35]" office:value-type="float" office:value="172.72" calcext:value-type="float">
            <text:p>172.72</text:p>
          </table:table-cell>
          <table:table-cell office:value-type="float" office:value="172.5" calcext:value-type="float">
            <text:p>172.5</text:p>
          </table:table-cell>
          <table:table-cell table:formula="of:=[.B35]-[.C35]" office:value-type="float" office:value="0.219999999999999" calcext:value-type="float">
            <text:p>0.219999999999999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G1]*[.A36]" office:value-type="float" office:value="177.8" calcext:value-type="float">
            <text:p>177.8</text:p>
          </table:table-cell>
          <table:table-cell office:value-type="float" office:value="177.5" calcext:value-type="float">
            <text:p>177.5</text:p>
          </table:table-cell>
          <table:table-cell table:formula="of:=[.B36]-[.C36]" office:value-type="float" office:value="0.300000000000011" calcext:value-type="float">
            <text:p>0.30000000000001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G1]*[.A37]" office:value-type="float" office:value="182.88" calcext:value-type="float">
            <text:p>182.88</text:p>
          </table:table-cell>
          <table:table-cell office:value-type="float" office:value="182.6" calcext:value-type="float">
            <text:p>182.6</text:p>
          </table:table-cell>
          <table:table-cell table:formula="of:=[.B37]-[.C37]" office:value-type="float" office:value="0.280000000000001" calcext:value-type="float">
            <text:p>0.28000000000000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G1]*[.A38]" office:value-type="float" office:value="187.96" calcext:value-type="float">
            <text:p>187.96</text:p>
          </table:table-cell>
          <table:table-cell office:value-type="float" office:value="187.7" calcext:value-type="float">
            <text:p>187.7</text:p>
          </table:table-cell>
          <table:table-cell table:formula="of:=[.B38]-[.C38]" office:value-type="float" office:value="0.260000000000019" calcext:value-type="float">
            <text:p>0.260000000000019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G1]*[.A39]" office:value-type="float" office:value="193.04" calcext:value-type="float">
            <text:p>193.04</text:p>
          </table:table-cell>
          <table:table-cell office:value-type="float" office:value="192.8" calcext:value-type="float">
            <text:p>192.8</text:p>
          </table:table-cell>
          <table:table-cell table:formula="of:=[.B39]-[.C39]" office:value-type="float" office:value="0.239999999999981" calcext:value-type="float">
            <text:p>0.23999999999998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G1]*[.A40]" office:value-type="float" office:value="198.12" calcext:value-type="float">
            <text:p>198.12</text:p>
          </table:table-cell>
          <table:table-cell office:value-type="float" office:value="197.9" calcext:value-type="float">
            <text:p>197.9</text:p>
          </table:table-cell>
          <table:table-cell table:formula="of:=[.B40]-[.C40]" office:value-type="float" office:value="0.219999999999999" calcext:value-type="float">
            <text:p>0.21999999999999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G1]*[.A41]" office:value-type="float" office:value="203.2" calcext:value-type="float">
            <text:p>203.2</text:p>
          </table:table-cell>
          <table:table-cell office:value-type="float" office:value="203" calcext:value-type="float">
            <text:p>203</text:p>
          </table:table-cell>
          <table:table-cell table:formula="of:=[.B41]-[.C41]" office:value-type="float" office:value="0.199999999999989" calcext:value-type="float">
            <text:p>0.19999999999998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G1]*[.A42]" office:value-type="float" office:value="208.28" calcext:value-type="float">
            <text:p>208.28</text:p>
          </table:table-cell>
          <table:table-cell office:value-type="float" office:value="208" calcext:value-type="float">
            <text:p>208</text:p>
          </table:table-cell>
          <table:table-cell table:formula="of:=[.B42]-[.C42]" office:value-type="float" office:value="0.280000000000001" calcext:value-type="float">
            <text:p>0.28000000000000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G1]*[.A43]" office:value-type="float" office:value="213.36" calcext:value-type="float">
            <text:p>213.36</text:p>
          </table:table-cell>
          <table:table-cell office:value-type="float" office:value="213.1" calcext:value-type="float">
            <text:p>213.1</text:p>
          </table:table-cell>
          <table:table-cell table:formula="of:=[.B43]-[.C43]" office:value-type="float" office:value="0.260000000000019" calcext:value-type="float">
            <text:p>0.260000000000019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G1]*[.A44]" office:value-type="float" office:value="218.44" calcext:value-type="float">
            <text:p>218.44</text:p>
          </table:table-cell>
          <table:table-cell office:value-type="float" office:value="218.1" calcext:value-type="float">
            <text:p>218.1</text:p>
          </table:table-cell>
          <table:table-cell table:formula="of:=[.B44]-[.C44]" office:value-type="float" office:value="0.340000000000003" calcext:value-type="float">
            <text:p>0.34000000000000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G1]*[.A45]" office:value-type="float" office:value="223.52" calcext:value-type="float">
            <text:p>223.52</text:p>
          </table:table-cell>
          <table:table-cell office:value-type="float" office:value="223.2" calcext:value-type="float">
            <text:p>223.2</text:p>
          </table:table-cell>
          <table:table-cell table:formula="of:=[.B45]-[.C45]" office:value-type="float" office:value="0.320000000000022" calcext:value-type="float">
            <text:p>0.32000000000002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 style:data-style-name="N2" text:time-value="14:42:42.082298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6T12:54:50.463212500</meta:creation-date>
    <dc:date>2025-12-23T14:51:48.909539700</dc:date>
    <meta:editing-duration>P1DT21H22M36S</meta:editing-duration>
    <meta:editing-cycles>8</meta:editing-cycles>
    <meta:generator>LibreOffice/25.2.5.2$Windows_X86_64 LibreOffice_project/03d19516eb2e1dd5d4ccd751a0d6f35f35e08022</meta:generator>
    <meta:document-statistic meta:table-count="1" meta:cell-count="182" meta:object-count="0"/>
  </office:meta>
</office:document-meta>
</file>